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List Of Courses Offered by FUNAI (Federal University Ndufu-Alike, Ikwo)</text:p>
      <text:p text:style-name="Normal"><text:s/></text:p>
      <text:p text:style-name="Normal"/>
      <text:p text:style-name="Normal">FUNAI Courses</text:p>
      <text:p text:style-name="Normal"/>
      <text:p text:style-name="Normal">The Federal University Ndufu-Alike, Ikwo (FUNAI) –<text:s/>which is<text:s/><text:s/>currently<text:s/><text:s/>recognized as Alex Ekweme<text:s/>University.<text:s text:c="2"/>Is a Nigerian federal university, and is located in Ndufu-Alike, Ebonyi State.</text:p>
      <text:p text:style-name="Normal"/>
      <text:p text:style-name="Normal">Federal University Ndufu-Alike, Ikwo<text:s/>has now<text:s/>been officially accredited<text:s/>by the National Universities Commission (NUC), Nigeria.</text:p>
      <text:p text:style-name="Normal"/>
      <text:p text:style-name="Normal"><text:s/>Below<text:s/>are<text:s/><text:s/>the list of <text:s/>courses<text:s/><text:s/>you can study <text:s/>at<text:s/><text:s/>Alex<text:s/>Ekwueme Federal University,<text:s/>FUNAI.</text:p>
      <text:p text:style-name="Normal"/>
      <text:p text:style-name="Normal">Read also:</text:p>
      <text:p text:style-name="Normal"/>
      <text:p text:style-name="Normal">FUNAI Cut Off Marks.</text:p>
      <text:p text:style-name="Normal">FUNAI School Fees</text:p>
      <text:p text:style-name="Normal">JAMB Brochure (check the requirements for each programme).</text:p>
      <text:p text:style-name="Normal">FUNAI Courses and Programmes</text:p>
      <text:p text:style-name="Normal">You can check the JAMB Subject Combinations for the courses listed below HERE (i.e. UTME subjects required, Direct Entry requirements and O’level requirements).</text:p>
      <text:p text:style-name="Normal"/>
      <text:p text:style-name="Normal">ACCOUNTING</text:p>
      <text:p text:style-name="Normal">AGRICULTURAL SCIENCE AND EDUCATION</text:p>
      <text:p text:style-name="Normal">AGRICULTURE</text:p>
      <text:p text:style-name="Normal">ANATOMY</text:p>
      <text:p text:style-name="Normal">APPLIED GEOPHYSICS</text:p>
      <text:p text:style-name="Normal">ARCHITECTURE</text:p>
      <text:p text:style-name="Normal">ARCHITECTURE</text:p>
      <text:p text:style-name="Normal">BANKING AND FINANCE</text:p>
      <text:p text:style-name="Normal">BIOCHEMISTRY</text:p>
      <text:p text:style-name="Normal">BIOLOGY</text:p>
      <text:p text:style-name="Normal">BIOTECHNOLOGY</text:p>
      <text:p text:style-name="Normal">BOTANY</text:p>
      <text:p text:style-name="Normal">BUSINESS ADMINISTRATION</text:p>
      <text:p text:style-name="Normal">BUSINESS EDUCATION</text:p>
      <text:p text:style-name="Normal">CHEMICAL ENGINEERING:</text:p>
      <text:p text:style-name="Normal">CHEMISTRY</text:p>
      <text:p text:style-name="Normal">CHRISTIAN RELIGIOUS STUDIES</text:p>
      <text:p text:style-name="Normal">CIVIL ENGINEERING</text:p>
      <text:p text:style-name="Normal">COMPUTER SCIENCE</text:p>
      <text:p text:style-name="Normal">CRIMINOLOGY AND SECURITY STUDIES</text:p>
      <text:p text:style-name="Normal">ECONOMICS</text:p>
      <text:p text:style-name="Normal">EDUCATION AND BIOLOGY</text:p>
      <text:p text:style-name="Normal">EDUCATION AND CHEMISTRY:</text:p>
      <text:p text:style-name="Normal">EDUCATION AND ENGLISH AND LITERARY STUDIES</text:p>
      <text:p text:style-name="Normal">EDUCATION AND MATHEMATICS</text:p>
      <text:p text:style-name="Normal">EDUCATION AND PHYSICS</text:p>
      <text:p text:style-name="Normal">EDUCATIONAL MANAGEMENT</text:p>
      <text:p text:style-name="Normal">ELECTRICAL/ELECTRONICS ENGINEERING</text:p>
      <text:p text:style-name="Normal">ENGLISH LANGUAGE</text:p>
      <text:p text:style-name="Normal">ENVIRONMENTAL MANAGEMENT AND TOXICOLOGY</text:p>
      <text:p text:style-name="Normal">ESTATE MANAGEMENT</text:p>
      <text:p text:style-name="Normal">FINE ARTS/FINE AND APPLIED ARTS</text:p>
      <text:p text:style-name="Normal">FISHERIES AND AQUACULTURE:</text:p>
      <text:p text:style-name="Normal">FRENCH</text:p>
      <text:p text:style-name="Normal">GEOGRAPHY</text:p>
      <text:p text:style-name="Normal">GEOGRAPHY</text:p>
      <text:p text:style-name="Normal">GEOLOGY</text:p>
      <text:p text:style-name="Normal">GEOLOGY AND GEOPHYSICS</text:p>
      <text:p text:style-name="Normal">GUIDANCE AND COUNSELLING</text:p>
      <text:p text:style-name="Normal">HISTORY</text:p>
      <text:p text:style-name="Normal">IGBO</text:p>
      <text:p text:style-name="Normal">ISLAMIC STUDIES</text:p>
      <text:p text:style-name="Normal">LAW</text:p>
      <text:p text:style-name="Normal">LIBRARY AND INFORMATION SCIENCE</text:p>
      <text:p text:style-name="Normal">LINGUISTICS</text:p>
      <text:p text:style-name="Normal">LINGUISTICS/ENGLISH</text:p>
      <text:p text:style-name="Normal">LINGUISTICS/FRENCH</text:p>
      <text:p text:style-name="Normal">LINGUISTICS/IGBO</text:p>
      <text:p text:style-name="Normal">MASS COMMUNICATION</text:p>
      <text:p text:style-name="Normal">MATHEMATICS</text:p>
      <text:p text:style-name="Normal">MECHANICAL ENGINEERING</text:p>
      <text:p text:style-name="Normal">MECHATRONICS ENGINEERING</text:p>
      <text:p text:style-name="Normal">MEDICINE AND SURGERY</text:p>
      <text:p text:style-name="Normal">MICROBIOLOGY</text:p>
      <text:p text:style-name="Normal">MOLECULAR BIOLOGY</text:p>
      <text:p text:style-name="Normal">MUSIC</text:p>
      <text:p text:style-name="Normal">NIGERIAN LANGUAGES</text:p>
      <text:p text:style-name="Normal">PETROLEUM ENGINEERING</text:p>
      <text:p text:style-name="Normal">PHILOSOPHY</text:p>
      <text:p text:style-name="Normal">PHYSICAL AND HEALTH EDUCATION</text:p>
      <text:p text:style-name="Normal">PHYSICS</text:p>
      <text:p text:style-name="Normal">PHYSIOLOGY</text:p>
      <text:p text:style-name="Normal">PHYSIOTHERAPY</text:p>
      <text:p text:style-name="Normal">POLITICAL SCIENCE</text:p>
      <text:p text:style-name="Normal">PSYCHOLOGY</text:p>
      <text:p text:style-name="Normal">QUANTITY SURVEYING</text:p>
      <text:p text:style-name="Normal">RELIGIOUS STUDIES</text:p>
      <text:p text:style-name="Normal">SOCIOLOGY</text:p>
      <text:p text:style-name="Normal">STATISTICS</text:p>
      <text:p text:style-name="Normal">SURVEYING AND GEOINFORMATICS</text:p>
      <text:p text:style-name="Normal"/>
      <text:p text:style-name="Normal">Also Check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Nursing Schools in Nigeria</text:p>
      <text:p text:style-name="Normal"/>
      <text:p text:style-name="Normal"/>
      <text:p text:style-name="Normal"/>
      <text:p text:style-name="Normal"/>
      <text:p text:style-name="Normal"/>
      <text:p text:style-name="Normal">If you think this post is helpful please share on</text:p>
      <text:p text:style-name="Normal"/>
      <text:p text:style-name="Normal">Facebook</text:p>
      <text:p text:style-name="Normal">Whatsapp</text:p>
      <text:p text:style-name="Normal">Tweet</text:p>
      <text:p text:style-name="Normal"/>
      <text:p text:style-name="Normal">Share</text:p>
      <text:p text:style-name="Normal"/>
      <text:p text:style-name="Normal">Follow Us</text:p>
      <text:p text:style-name="Normal"><text:s/>Follow us on Twitter @schoolsearch</text:p>
      <text:p text:style-name="Normal"><text:s/>Like us on Facebook</text:p>
      <text:p text:style-name="Normal"><text:s/>Subscribe to our email newsletter and never miss an update</text:p>
      <text:p text:style-name="Normal">Similar Posts:</text:p>
      <text:p text:style-name="Normal">List Of Courses Offered by NOUN (National Open University of Nigeria) | Undergraduate &amp; Postgraduate</text:p>
      <text:p text:style-name="Normal">List of Courses Offered by Federal University Dutse (FUD) With Admission Requirements</text:p>
      <text:p text:style-name="Normal">List of Courses Offered by Federal University of Technology, Owerri (FUTO) With Admission Requirements</text:p>
      <text:p text:style-name="Normal">List of Courses Offered by Federal University of Technology, Minna (FUTMINNA)</text:p>
      <text:p text:style-name="Normal">List of Courses Offered by Federal University of Technology, Akure (FUTA)</text:p>
      <text:p text:style-name="Normal"/>
      <text:p text:style-name="Normal">More Posts <text:s/>››<text:s/><text:a xlink:href="http://www.funai.edu.ng" office:target-frame-name="_top" xlink:show="replace"><text:span text:style-name="Hyperlink">www.funai.edu.ng</text:span></text:a><text:s/>| Federal University Ndufu-Alike Ikwo : FUNAI</text:p>
      <text:p text:style-name="Normal"/>
      <text:p text:style-name="Normal"/>
      <text:p text:style-name="Normal">Meet The Author</text:p>
      <text:p text:style-name="Normal"/>
      <text:p text:style-name="Normal">« Previous 12</text:p>
      <text:p text:style-name="Normal">Ifeanyi wisdom nwaji APR 7, 2022</text:p>
      <text:p text:style-name="Normal">Will funai release second list for 2021/2022 admission ..?</text:p>
      <text:p text:style-name="Normal"/>
      <text:p text:style-name="Normal">REPLY TO IFEANYI</text:p>
      <text:p text:style-name="Normal">Martin Arinze FEB 16, 2022</text:p>
      <text:p text:style-name="Normal">Please I will like to study medical radiography but it is not in the course list</text:p>
      <text:p text:style-name="Normal"/>
      <text:p text:style-name="Normal">REPLY TO MARTIN</text:p>
      <text:p text:style-name="Normal">Ofem, Eyak JAN 24, 2022</text:p>
      <text:p text:style-name="Normal">Am Ofem, Eyak from cross river state. Had my OND in ITM Ugep. I love to apply for direct entry so I don’t know if they are still selling the form.</text:p>
      <text:p text:style-name="Normal"/>
      <text:p text:style-name="Normal">REPLY TO OFEM,</text:p>
      <text:p text:style-name="Normal">Chiamaka OCT 7, 2021</text:p>
      <text:p text:style-name="Normal">I have d7 in chemistry can istudy computer science in school but I did not put it as my jamb subject combination</text:p>
      <text:p text:style-name="Normal"/>
      <text:p text:style-name="Normal"/>
      <text:p text:style-name="Normal"/>
      <text:p text:style-name="Normal"/>
      <text:p text:style-name="Normal">Copyright © 2012 – 2022 MySchoolGist Web Services ·</text:p>
      <text:p text:style-name="Normal">Home · Advertise · About · Disclaimer · Privacy Policy ·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2T17:31:00Z</meta:creation-date>
    <dc:date>2022-04-22T17:31:00Z</dc:date>
    <meta:template xlink:href="Normal.dotm" xlink:type="simple"/>
    <meta:editing-cycles>22</meta:editing-cycles>
    <meta:editing-duration>PT1740S</meta:editing-duration>
    <meta:document-statistic meta:page-count="1" meta:paragraph-count="7" meta:word-count="539" meta:character-count="3607" meta:row-count="25" meta:non-whitespace-character-count="3075"/>
  </office:meta>
</office:document-meta>
</file>